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paragraph-rsid="000ecb25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0ca1a"/>
    </style:style>
    <style:style style:name="P5" style:family="paragraph" style:parent-style-name="Standard">
      <style:paragraph-properties fo:margin-left="2.9492in" fo:margin-top="0in" fo:margin-bottom="0in" style:contextual-spacing="false" fo:line-height="150%" fo:text-indent="0.4925in" style:auto-text-indent="false"/>
    </style:style>
    <style:style style:name="P6" style:family="paragraph" style:parent-style-name="Standard">
      <style:paragraph-properties fo:margin-left="2.4575in" fo:margin-top="0in" fo:margin-bottom="0in" style:contextual-spacing="false" fo:line-height="150%" fo:text-indent="0.4925in" style:auto-text-indent="false"/>
    </style:style>
    <style:style style:name="P7" style:family="paragraph" style:parent-style-name="Standard">
      <style:paragraph-properties fo:margin-left="2.95in" fo:margin-top="0in" fo:margin-bottom="0in" style:contextual-spacing="false" fo:line-height="150%" fo:text-indent="0.4917in" style:auto-text-indent="false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Standard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font-size-asian="14pt" style:font-size-complex="14pt" style:font-weight-complex="bold"/>
    </style:style>
    <style:style style:name="T3" style:family="text">
      <style:text-properties style:font-name="Times New Roman" fo:font-size="14pt" fo:language="uk" fo:country="UA" fo:background-color="#ffffff" loext:char-shading-value="0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en" fo:country="US" officeooo:rsid="001209c8" style:font-size-asian="14pt" style:font-size-complex="14pt"/>
    </style:style>
    <style:style style:name="T7" style:family="text">
      <style:text-properties style:font-name="Times New Roman" fo:font-size="16pt" fo:language="uk" fo:country="UA" fo:font-weight="bold" style:font-size-asian="16pt" style:font-weight-asian="bold" style:font-size-complex="16pt"/>
    </style:style>
    <style:style style:name="T8" style:family="text">
      <style:text-properties fo:language="uk" fo:country="UA"/>
    </style:style>
    <style:style style:name="T9" style:family="text">
      <style:text-properties fo:font-variant="normal" fo:text-transform="none" fo:color="#111111" loext:opacity="100%" style:font-name="Times New Roman" fo:font-size="14pt" fo:letter-spacing="normal" fo:language="uk" fo:country="UA" fo:font-style="normal" fo:font-weight="normal" fo:background-color="#ffffff" loext:char-shading-value="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ІНІСТЕРСТВО ОСВІТИ І НАУКИ УКРАЇНИ</text:span><text:span text:style-name="T1"/></text:p>
      <text:p text:style-name="P3" loext:marker-style-name="T1"><text:span text:style-name="T1">Національний технічний університет</text:span><text:span text:style-name="T1"/></text:p>
      <text:p text:style-name="P3" loext:marker-style-name="T1"><text:span text:style-name="T1">«Харківський політехнічний інститут»</text:span><text:span text:style-name="T1"/></text:p>
      <text:p text:style-name="P8" loext:marker-style-name="T1"/>
      <text:p text:style-name="P2"><text:span text:style-name="T1">Кафедра «</text:span><text:span text:style-name="Strong_20_Emphasis"><text:span text:style-name="T9">комп’ютерного моделювання процесів та систем</text:span></text:span><text:span text:style-name="T3">»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3" loext:marker-style-name="T7"><text:span text:style-name="T7">Лабораторна робота</text:span></text:p>
      <text:p text:style-name="P4" loext:marker-style-name="T2"><text:span text:style-name="T1">«Обґрунтування вибору методології розробки програмного забезпечення для власного проекту.</text:span><text:span text:style-name="T2">»</text:span></text:p>
      <text:p text:style-name="P3" loext:marker-style-name="T1"><text:span text:style-name="T1">з дисципліни «Проектування програмних систем»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12" loext:marker-style-name="T4"/>
      <text:p text:style-name="P8" loext:marker-style-name="T1"/>
      <text:p text:style-name="P5" loext:marker-style-name="T1"><text:span text:style-name="T1">Виконав студент групи ІКМ222А</text:span><text:span text:style-name="T1"/></text:p>
      <text:p text:style-name="P6" loext:marker-style-name="T1"><text:span text:style-name="T1"><text:tab/>Апанасенко Артем Олегович</text:span><text:span text:style-name="T1"/></text:p>
      <text:p text:style-name="P5" loext:marker-style-name="T1"><text:span text:style-name="T1">Перевірив викладач</text:span><text:span text:style-name="T1"/></text:p>
      <text:p text:style-name="P7" loext:marker-style-name="T5"><text:span text:style-name="T5">Ксенія Вікторівна Іванченко</text:span></text:p>
      <text:p text:style-name="P9" loext:marker-style-name="T1"/>
      <text:p text:style-name="P10" loext:marker-style-name="T1"/>
      <text:p text:style-name="P3" loext:marker-style-name="T1"><text:span text:style-name="T1">Харків 2024</text:span></text:p>
      <text:p text:style-name="P3" loext:marker-style-name="T1"><text:span text:style-name="T1"/></text:p>
      <text:p text:style-name="P3" loext:marker-style-name="T1"><text:span text:style-name="T1"/></text:p>
      <text:p text:style-name="Standard" loext:marker-style-name="T8"><text:span text:style-name="T1"/></text:p>
      <text:p text:style-name="P11"><text:soft-page-break/><text:s/>1. Опис проекту</text:p>
      <text:p text:style-name="Standard" loext:marker-style-name="T8"><text:span text:style-name="T1"/></text:p>
      <text:p text:style-name="Standard" loext:marker-style-name="T8"><text:span text:style-name="T1">Назва проекту: </text:span><text:span text:style-name="T6">MoveIt</text:span></text:p>
      <text:p text:style-name="Standard" loext:marker-style-name="T8"><text:span text:style-name="T1"/></text:p>
      <text:p text:style-name="Standard" loext:marker-style-name="T8"><text:span text:style-name="T1">Мета: Створити мобільний додаток, що надає користувачам можливість відстежувати та отримувати інформацію про важливі події в їхньому регіоні, такі як концерти, виставки, спортивні змагання, фестивалі тощо.</text:span></text:p>
      <text:p text:style-name="Standard" loext:marker-style-name="T8"><text:span text:style-name="T1"/></text:p>
      <text:p text:style-name="Standard" loext:marker-style-name="T8"><text:span text:style-name="T1">Основні функції:</text:span></text:p>
      <text:p text:style-name="Standard" loext:marker-style-name="T8"><text:span text:style-name="T1"><text:s/>Персоналізовані сповіщення про події на основі інтересів користувачів та їхнього місцезнаходження.</text:span></text:p>
      <text:p text:style-name="Standard" loext:marker-style-name="T8"><text:span text:style-name="T1"><text:s/>Інтерактивний календар подій із можливістю фільтрації за категоріями.</text:span></text:p>
      <text:p text:style-name="Standard" loext:marker-style-name="T8"><text:span text:style-name="T1"><text:s/>Можливість додавання подій у список побажань та налаштування нагадувань.</text:span></text:p>
      <text:p text:style-name="Standard" loext:marker-style-name="T8"><text:span text:style-name="T1"><text:s/>Соціальні функції, такі як обмін подіями з друзями та можливість оцінювати відвідані заходи.</text:span></text:p>
      <text:p text:style-name="Standard" loext:marker-style-name="T8"><text:span text:style-name="T1"/></text:p>
      <text:p text:style-name="Standard" loext:marker-style-name="T8"><text:span text:style-name="T1">Очікувані результати: Розробити інтуїтивно зрозумілий і функціональний додаток, який забезпечить користувачів актуальною інформацією про події у їхньому регіоні, покращить їхнє соціальне життя та допоможе в плануванні активностей.</text:span></text:p>
      <text:p text:style-name="Standard" loext:marker-style-name="T8"><text:span text:style-name="T1"/></text:p>
      <text:p text:style-name="P11"><text:s/>2. Вибір проектної методології</text:p>
      <text:p text:style-name="Standard" loext:marker-style-name="T8"><text:span text:style-name="T1"/></text:p>
      <text:p text:style-name="Standard" loext:marker-style-name="T8"><text:span text:style-name="T1">Оберена методологія: Scrum</text:span></text:p>
      <text:p text:style-name="Standard" loext:marker-style-name="T8"><text:span text:style-name="T1"/></text:p>
      <text:p text:style-name="Standard" loext:marker-style-name="T8"><text:span text:style-name="T1">Обґрунтування вибору: Scrum підходить для розробки додатка, оскільки він дозволяє швидко адаптуватися до змін у вимогах користувачів та реагувати на нові тенденції в організації подій. Гнучкість, яку забезпечує ця </text:span><text:soft-page-break/><text:span text:style-name="T1">методологія, дозволяє ефективно вносити зміни в продукт на основі зворотного зв'язку від користувачів.</text:span></text:p>
      <text:p text:style-name="Standard" loext:marker-style-name="T8"><text:span text:style-name="T1"/></text:p>
      <text:p text:style-name="P11"><text:s/>3. Аналіз обраної методології</text:p>
      <text:p text:style-name="Standard" loext:marker-style-name="T8"><text:span text:style-name="T1"/></text:p>
      <text:p text:style-name="Standard" loext:marker-style-name="T8"><text:span text:style-name="T1">Ключові принципи Scrum:</text:span></text:p>
      <text:p text:style-name="Standard" loext:marker-style-name="T8"><text:span text:style-name="T1"><text:s/>Ітераційний розвиток: Розробка відбувається через спринти, що дозволяє команді фокусуватися на окремих функціях та вносити зміни у разі потреби.</text:span></text:p>
      <text:p text:style-name="Standard" loext:marker-style-name="T8"><text:span text:style-name="T1"><text:s/>Регулярні зустрічі: Daily standups, планування спринтів і ретроспективи допомагають підтримувати комунікацію в команді та з користувачами.</text:span></text:p>
      <text:p text:style-name="Standard" loext:marker-style-name="T8"><text:span text:style-name="T1"><text:s/>Демонстрація результатів: Наприкінці кожного спринту команда демонструє оновлення та нові функції, що дозволяє отримати зворотний зв'язок і коригувати курс.</text:span></text:p>
      <text:p text:style-name="Standard" loext:marker-style-name="T8"><text:span text:style-name="T1"/></text:p>
      <text:p text:style-name="Standard" loext:marker-style-name="T8"><text:span text:style-name="T1">Переваги:</text:span></text:p>
      <text:p text:style-name="Standard" loext:marker-style-name="T8"><text:span text:style-name="T1"><text:s/>Гнучкість у реагуванні на зміни.</text:span></text:p>
      <text:p text:style-name="Standard" loext:marker-style-name="T8"><text:span text:style-name="T1"><text:s/>Підвищена участь користувачів у процесі розробки.</text:span></text:p>
      <text:p text:style-name="Standard" loext:marker-style-name="T8"><text:span text:style-name="T1"><text:s/>Можливість тестування гіпотез і швидка реалізація.</text:span></text:p>
      <text:p text:style-name="Standard" loext:marker-style-name="T8"><text:span text:style-name="T1"/></text:p>
      <text:p text:style-name="Standard" loext:marker-style-name="T8"><text:span text:style-name="T1">Недоліки:</text:span></text:p>
      <text:p text:style-name="Standard" loext:marker-style-name="T8"><text:span text:style-name="T1"><text:s/>Потребує залучення всіх учасників до процесу, що може бути важко для нових команд.</text:span></text:p>
      <text:p text:style-name="Standard" loext:marker-style-name="T8"><text:span text:style-name="T1"><text:s/>Ризик недостатньої фокусування на довгострокових цілях.</text:span></text:p>
      <text:p text:style-name="Standard" loext:marker-style-name="T8"><text:span text:style-name="T1"/></text:p>
      <text:p text:style-name="Standard" loext:marker-style-name="T8"><text:span text:style-name="T1">Порівняння з альтернативами: </text:span></text:p>
      <text:p text:style-name="Standard" loext:marker-style-name="T8"><text:span text:style-name="T1"><text:s/>Каскадна модель: Вона менш адаптивна до змін, що може бути критичним для динамічного проекту, як наш.</text:span></text:p>
      <text:p text:style-name="Standard" loext:marker-style-name="T8"><text:span text:style-name="T1"><text:s/>Ітеративна модель: Хоча вона також гнучка, але не забезпечує такої ж швидкості в адаптації, як Scrum.</text:span></text:p>
      <text:p text:style-name="Standard" loext:marker-style-name="T8"><text:soft-page-break/><text:span text:style-name="T1"/></text:p>
      <text:p text:style-name="P11"><text:s/>4. Вибір контрактної моделі</text:p>
      <text:p text:style-name="Standard" loext:marker-style-name="T8"><text:span text:style-name="T1"/></text:p>
      <text:p text:style-name="Standard" loext:marker-style-name="T8"><text:span text:style-name="T1">Оберена модель контракту: Time and Material</text:span></text:p>
      <text:p text:style-name="Standard" loext:marker-style-name="T8"><text:span text:style-name="T1"/></text:p>
      <text:p text:style-name="Standard" loext:marker-style-name="T8"><text:span text:style-name="T1">Обґрунтування вибору: Модель Time and Material дозволяє гнучко управляти обсягом робіт і ресурсами під час розробки. Це критично важливо для нашого проекту, оскільки ми можемо виявити нові вимоги або зміни під час тестування додатка.</text:span></text:p>
      <text:p text:style-name="Standard" loext:marker-style-name="T8"><text:span text:style-name="T1"/></text:p>
      <text:p text:style-name="P11"><text:s/>5. Вплив обраної моделі контракту</text:p>
      <text:p text:style-name="Standard" loext:marker-style-name="T8"><text:span text:style-name="T1"/></text:p>
      <text:p text:style-name="Standard" loext:marker-style-name="T8"><text:span text:style-name="T1">Взаємодія з командою: </text:span></text:p>
      <text:p text:style-name="Standard" loext:marker-style-name="T8"><text:span text:style-name="T1"><text:s/>Гнучкість у використанні ресурсів та адаптації до змін вимог.</text:span></text:p>
      <text:p text:style-name="Standard" loext:marker-style-name="T8"><text:span text:style-name="T1"><text:s/>Можливість регулярного аналізу прогресу, що дозволяє своєчасно виявляти проблеми та їх вирішувати.</text:span></text:p>
      <text:p text:style-name="Standard" loext:marker-style-name="T8"><text:span text:style-name="T1"/></text:p>
      <text:p text:style-name="P11"><text:s/>6. Приклади з індустрії та висновок</text:p>
      <text:p text:style-name="Standard" loext:marker-style-name="T8"><text:span text:style-name="T1"/></text:p>
      <text:p text:style-name="Standard" loext:marker-style-name="T8"><text:span text:style-name="T1">Приклад: Додатки, такі як Eventbrite або Meetup, активно використовують гнучкі методології, зокрема Scrum, для швидкої адаптації до потреб користувачів та ринку.</text:span></text:p>
      <text:p text:style-name="Standard" loext:marker-style-name="T8"><text:span text:style-name="T1"/></text:p>
      <text:p text:style-name="Standard" loext:marker-style-name="T8"><text:span text:style-name="T1">Висновок: Вибір методології Scrum та контрактної моделі Time and Material є оптимальним для розробки додатка моніторингу лайф івентів. Цей підхід забезпечить адаптивність, швидке реагування на зміни та високу залученість користувачів, що є критично важливим для успіху нашого проекту.</text:span></text:p>
      <text:p text:style-name="Standard" loext:marker-style-name="T8"><text:span text:style-name="T1"/></text:p>
      <text:p text:style-name="Standard" loext:marker-style-name="T8"><text:span text:style-name="T1">Цей варіант включає всі ключові елементи вашого проекту і має логічну структуру. Ви можете адаптувати його або додати деталі, якщо це необхідно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line-height="150%" fo:text-align="center" style:justify-single-word="false" fo:keep-together="always" fo:break-before="page" fo:keep-with-next="always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size-complex="10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cdt4ke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 fo:break-before="auto" fo:break-after="auto"/>
      <style:text-properties fo:font-variant="normal" fo:text-transform="none" fo:color="#2f5496" loext:opacity="100%" style:font-name="Calibri Light" fo:font-family="'Calibri Light'" style:font-family-generic="roman" style:font-pitch="variable" fo:font-size="16pt" fo:language="en" fo:country="US" fo:font-weight="normal" style:font-name-asian="Calibri1" style:font-family-asian="Calibri" style:font-family-generic-asian="system" style:font-pitch-asian="variable" style:font-size-asian="16pt" style:language-asian="en" style:country-asian="US" style:font-weight-asian="normal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50%" fo:text-align="justify" style:justify-single-word="false">
        <style:tab-stops>
          <style:tab-stop style:position="6.9181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8:01:00</meta:creation-date>
    <meta:initial-creator>САГ</meta:initial-creator>
    <dc:language>en-US</dc:language>
    <dc:date>2024-11-03T01:35:56.149000000</dc:date>
    <meta:editing-cycles>12</meta:editing-cycles>
    <meta:editing-duration>PT22M49S</meta:editing-duration>
    <meta:generator>LibreOffice/24.2.5.2$Windows_X86_64 LibreOffice_project/bffef4ea93e59bebbeaf7f431bb02b1a39ee8a59</meta:generator>
    <meta:document-statistic meta:table-count="0" meta:image-count="0" meta:object-count="0" meta:page-count="4" meta:paragraph-count="51" meta:word-count="493" meta:character-count="3784" meta:non-whitespace-character-count="3317"/>
    <meta:user-defined meta:name="AppVersion">15.0000</meta:user-defined>
    <meta:template xlink:type="simple" xlink:actuate="onRequest" xlink:title="Normal.dotm" xlink:href=""/>
  </office:meta>
</office:document-meta>
</file>